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PredicateCompanyName.check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terPredicateCompanyName.FilterPredicateCompanyName( FilterOperationHint filterOperation , Object compan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